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5000002C6110A764B1B2A897F.png" manifest:media-type="image/png"/>
  <manifest:file-entry manifest:full-path="Pictures/10000000000004E100000386F562F5FA00AD9CAD.png" manifest:media-type="image/png"/>
  <manifest:file-entry manifest:full-path="Pictures/10000000000003E2000003797BCE980EE91A1B38.png" manifest:media-type="image/png"/>
  <manifest:file-entry manifest:full-path="Pictures/10000000000003E2000003791ABC3E74B2EE1C37.png" manifest:media-type="image/png"/>
  <manifest:file-entry manifest:full-path="Pictures/10000000000004E100000386756F8DDA8C8CC65C.png" manifest:media-type="image/png"/>
  <manifest:file-entry manifest:full-path="Pictures/1000000000000395000002C62C25BF3C923337E2.png" manifest:media-type="image/png"/>
  <manifest:file-entry manifest:full-path="Pictures/100000000000035B000002C69E8ACF2A82AEA89F.png" manifest:media-type="image/png"/>
  <manifest:file-entry manifest:full-path="Pictures/1000000000000395000002C685B72DAE3AA4CECF.png" manifest:media-type="image/png"/>
  <manifest:file-entry manifest:full-path="Pictures/10000000000003E2000003798AAA38B49482B910.png" manifest:media-type="image/png"/>
  <manifest:file-entry manifest:full-path="Pictures/10000000000003E20000031B50D25D48C17538D9.png" manifest:media-type="image/png"/>
  <manifest:file-entry manifest:full-path="Pictures/1000000000000395000002C6B98E3F4379B15022.png" manifest:media-type="image/png"/>
  <manifest:file-entry manifest:full-path="Pictures/10000000000003C000000410FC17F38DE87753B9.png" manifest:media-type="image/png"/>
  <manifest:file-entry manifest:full-path="Pictures/1000000000000395000002C689EA32C7088E297C.png" manifest:media-type="image/png"/>
  <manifest:file-entry manifest:full-path="Pictures/10000000000003C000000410DA5C6111BB54BC41.png" manifest:media-type="image/png"/>
  <manifest:file-entry manifest:full-path="Pictures/1000000000000395000002C64C4AD2E814412734.png" manifest:media-type="image/png"/>
  <manifest:file-entry manifest:full-path="Pictures/1000000000000393000002C62D4A0742131EB7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159cm" svg:y="-0.57cm" svg:width="17cm" svg:height="12.277cm" draw:z-index="0"><draw:image xlink:href="Pictures/10000000000004E100000386F562F5FA00AD9CAD.png" xlink:type="simple" xlink:show="embed" xlink:actuate="onLoad" draw:mime-type="image/png"/></draw:frame><draw:frame draw:style-name="fr1" draw:name="Imagen2" text:anchor-type="char" svg:x="0.238cm" svg:y="12.328cm" svg:width="17cm" svg:height="12.277cm" draw:z-index="1"><draw:image xlink:href="Pictures/10000000000004E100000386756F8DDA8C8CC65C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3" text:anchor-type="char" svg:x="1.117cm" svg:y="-1.228cm" svg:width="14.711cm" svg:height="11.765cm" draw:z-index="2"><draw:image xlink:href="Pictures/10000000000003E20000031B50D25D48C17538D9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n4" text:anchor-type="char" svg:x="0.917cm" svg:y="0.109cm" svg:width="14.198cm" svg:height="12.696cm" draw:z-index="3"><draw:image xlink:href="Pictures/10000000000003E2000003797BCE980EE91A1B38.png" xlink:type="simple" xlink:show="embed" xlink:actuate="onLoad" draw:mime-type="image/png"/></draw:frame></text:p>
      <text:p text:style-name="Standard"><draw:frame draw:style-name="fr1" draw:name="Imagen5" text:anchor-type="char" svg:x="2.379cm" svg:y="0.093cm" svg:width="12.241cm" svg:height="10.947cm" draw:z-index="4"><draw:image xlink:href="Pictures/10000000000003E2000003791ABC3E74B2EE1C3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6" text:anchor-type="char" svg:width="12.82cm" svg:height="11.465cm" draw:z-index="5"><draw:image xlink:href="Pictures/10000000000003E2000003798AAA38B49482B9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char" svg:x="1.378cm" svg:y="-0.09cm" svg:width="14.43cm" svg:height="11.927cm" draw:z-index="6"><draw:image xlink:href="Pictures/100000000000035B000002C69E8ACF2A82AEA89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n8" text:anchor-type="char" svg:x="1.826cm" svg:y="0.358cm" svg:width="13.801cm" svg:height="10.686cm" draw:z-index="7"><draw:image xlink:href="Pictures/1000000000000395000002C62C25BF3C923337E2.png" xlink:type="simple" xlink:show="embed" xlink:actuate="onLoad" draw:mime-type="image/png"/></draw:frame></text:p>
      <text:p text:style-name="Standard"><text:soft-page-break/></text:p>
      <text:p text:style-name="Standard"/>
      <text:p text:style-name="Standard"><draw:frame draw:style-name="fr2" draw:name="Imagen9" text:anchor-type="char" svg:width="13.134cm" svg:height="10.169cm" draw:z-index="8"><draw:image xlink:href="Pictures/1000000000000395000002C6B98E3F4379B150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10" text:anchor-type="char" svg:x="2.699cm" svg:y="0.062cm" svg:width="11.603cm" svg:height="12.569cm" draw:z-index="9"><draw:image xlink:href="Pictures/10000000000003C000000410FC17F38DE87753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1" text:anchor-type="char" svg:x="2.745cm" svg:y="-0.058cm" svg:width="11.511cm" svg:height="12.471cm" draw:z-index="10"><draw:image xlink:href="Pictures/10000000000003C000000410DA5C6111BB54BC4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2" text:anchor-type="char" svg:x="2.425cm" svg:y="0.335cm" svg:width="12.151cm" svg:height="9.409cm" draw:z-index="11"><draw:image xlink:href="Pictures/1000000000000395000002C64C4AD2E81441273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n13" text:anchor-type="char" svg:width="12.599cm" svg:height="9.756cm" draw:z-index="12"><draw:image xlink:href="Pictures/1000000000000395000002C689EA32C7088E29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4" text:anchor-type="char" svg:x="2.425cm" svg:y="0.187cm" svg:width="12.15cm" svg:height="9.407cm" draw:z-index="13"><draw:image xlink:href="Pictures/1000000000000395000002C685B72DAE3AA4CE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15" text:anchor-type="char" svg:x="1.376cm" svg:y="0.369cm" svg:width="14.067cm" svg:height="10.89cm" draw:z-index="14"><draw:image xlink:href="Pictures/1000000000000395000002C6110A764B1B2A897F.png" xlink:type="simple" xlink:show="embed" xlink:actuate="onLoad" draw:mime-type="image/png"/></draw:frame></text:p>
      <text:p text:style-name="Standard"><draw:frame draw:style-name="fr1" draw:name="Imagen16" text:anchor-type="char" svg:x="1.593cm" svg:y="0.203cm" svg:width="13.294cm" svg:height="10.315cm" draw:z-index="15"><draw:image xlink:href="Pictures/1000000000000393000002C62D4A0742131EB7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8T19:46:04.980000000</meta:creation-date>
    <dc:date>2023-04-19T19:48:23.829000000</dc:date>
    <meta:editing-duration>PT39M12S</meta:editing-duration>
    <meta:editing-cycles>2</meta:editing-cycles>
    <meta:generator>LibreOffice/7.1.2.2$Windows_X86_64 LibreOffice_project/8a45595d069ef5570103caea1b71cc9d82b2aae4</meta:generator>
    <meta:document-statistic meta:table-count="0" meta:image-count="16" meta:object-count="0" meta:page-count="10" meta:paragraph-count="0" meta:word-count="0" meta:character-count="0" meta:non-whitespace-character-count="0"/>
  </office:meta>
</office:document-meta>
</file>